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erdana" svg:font-family="Verdana, Arial, Helvetica, sans-serif"/>
    <style:font-face style:name="arial" svg:font-family="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sans-serif" fo:font-size="6pt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style:font-name="Verdana" fo:font-size="5.5pt" fo:letter-spacing="normal" fo:font-style="normal" fo:font-weight="normal"/>
    </style:style>
    <style:style style:name="T4" style:family="text">
      <style:text-properties fo:font-variant="normal" fo:text-transform="none" fo:color="#5a3696" loext:opacity="100%" style:text-line-through-style="none" style:text-line-through-type="none" style:font-name="sans-serif" fo:font-size="6pt" fo:letter-spacing="normal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4d5156" loext:opacity="100%" style:font-name="arial" fo:font-size="7pt" fo:letter-spacing="normal" fo:font-style="normal" fo:font-weight="normal"/>
    </style:style>
    <style:style style:name="T6" style:family="text">
      <style:text-properties fo:font-variant="normal" fo:text-transform="none" fo:color="#222222" loext:opacity="100%" style:font-name="arial" fo:font-size="8pt" fo:letter-spacing="normal" fo:font-style="normal" fo:font-weight="normal"/>
    </style:style>
    <style:style style:name="T7" style:family="text">
      <style:text-properties fo:font-variant="normal" fo:text-transform="none" fo:color="#222222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Доверительный интервал</text:span><text:span text:style-name="T2"> — </text:span><text:span text:style-name="T1">это интервал, построенный с помощью случайной </text:span><text:a xlink:type="simple" xlink:href="http://www.machinelearning.ru/wiki/index.php?title=Выборка" text:style-name="Internet_20_link" text:visited-style-name="Visited_20_Internet_20_Link"><text:span text:style-name="T4">выборки</text:span></text:a><text:span text:style-name="T2"> </text:span><text:span text:style-name="T1">из распределения с неизвестным параметром, такой, что он содержит данный параметр с заданной вероятностью.</text:span> </text:p>
      <text:p text:style-name="P1"/>
      <text:p text:style-name="P1"/>
      <text:p text:style-name="P1"><text:span text:style-name="T5">Класс точности — обобщённая характеристика средств измерений, определяемая пределами допускаемых основных и дополнительных погрешностей, а также рядом других свойств, влияющих на точность осуществляемых с их помощью измерений.</text:span> </text:p>
      <text:p text:style-name="P1"/>
      <text:p text:style-name="P1"/>
      <text:p text:style-name="P1"><text:span text:style-name="T6">Систематическая погрешность</text:span><text:span text:style-name="T7"> </text:span><text:span text:style-name="T6">измерения (англ. systematic error) – составляющая погрешности</text:span><text:span text:style-name="T7"> </text:span><text:span text:style-name="T6">результата измерения, остающаяся постоянной или закономерно изменяющаяся при повторных измерениях одной и той же физической величины</text:span> </text:p>
      <text:p text:style-name="P1"/>
      <text:p text:style-name="P1"/>
      <text:p text:style-name="P1"><text:span text:style-name="T3">Абсолютная погрешность Δ измерений, выражаемая в единицах измеряемой величины, представляется разностью между измеренным и истинным (действительным) значениями измеряемой величины:</text:span> </text:p>
      <text:p text:style-name="P1"/>
      <text:p text:style-name="P1"><text:span text:style-name="T6">Относительная погрешность</text:span><text:span text:style-name="T7"> </text:span><text:span text:style-name="T6">результата, полученного с помощью указанного вольтметра, зависит от значения измеряемого напряжения, становясь недопустимо высокой для малых напряжений. При измерении напряжения 0,5 В погрешность</text:span><text:span text:style-name="T7"> </text:span><text:span text:style-name="T6">составит 60 %.</text:span> </text:p>
      <text:p text:style-name="P1"/>
      <text:p text:style-name="P1"><text:span text:style-name="T6">Случайная погрешность</text:span><text:span text:style-name="T7"> — </text:span><text:span text:style-name="T6">составляющая погрешности</text:span><text:span text:style-name="T7"> </text:span><text:span text:style-name="T6">результата измерения, изменяющаяся случайным</text:span><text:span text:style-name="T7"> </text:span><text:span text:style-name="T6">образом (по знаку и значению) в серии повторных измерений одного и того же размера величины с одинаковой тщательностью.</text:span> 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erdana" svg:font-family="Verdana, Arial, Helvetica, sans-serif"/>
    <style:font-face style:name="arial" svg:font-family="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7T13:51:06.986000000</meta:creation-date>
    <dc:date>2020-11-07T20:55:09.711000000</dc:date>
    <meta:editing-duration>PT6H53M52S</meta:editing-duration>
    <meta:editing-cycles>1</meta:editing-cycles>
    <meta:document-statistic meta:table-count="0" meta:image-count="0" meta:object-count="0" meta:page-count="1" meta:paragraph-count="6" meta:word-count="146" meta:character-count="1268" meta:non-whitespace-character-count="1118"/>
    <meta:generator>LibreOffice/7.0.1.2$Windows_X86_64 LibreOffice_project/7cbcfc562f6eb6708b5ff7d7397325de9e764452</meta:generator>
  </office:meta>
</office:document-meta>
</file>